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number:time-style style:name="T2">
      <number:hours/>
      <number:text>:</number:text>
      <number:minutes/>
    </number:time-style>
    <number:time-style style:name="T5">
      <number:hours/>
      <number:text>:</number:text>
      <number:minutes/>
      <number:am-pm/>
    </number:time-style>
    <number:time-style style:name="T6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width="true" fo:min-height="0.943cm" fo:min-width="3.014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3.514cm" svg:height="1.193cm" svg:x="3.686cm" svg:y="7.607cm">
          <draw:text-box>
            <text:p><text:date style:data-style-name="D1" text:date-value="2016-01-23">23/01/16</text:date></text:p>
          </draw:text-box>
        </draw:frame>
        <draw:frame draw:style-name="gr1" draw:text-style-name="P2" draw:layer="layout" svg:width="3.669cm" svg:height="1.193cm" svg:x="3.609cm" svg:y="10.207cm">
          <draw:text-box>
            <text:p><text:date style:data-style-name="D4" text:date-value="2016-01-23">23/01/2016</text:date></text:p>
          </draw:text-box>
        </draw:frame>
        <draw:frame draw:style-name="gr1" draw:text-style-name="P2" draw:layer="layout" svg:width="5.218cm" svg:height="1.193cm" svg:x="2.948cm" svg:y="12.807cm">
          <draw:text-box>
            <text:p><text:date style:data-style-name="D6" text:date-value="2016-01-23">23 January 2016</text:date></text:p>
          </draw:text-box>
        </draw:frame>
        <draw:frame draw:style-name="gr1" draw:text-style-name="P2" draw:layer="layout" svg:width="3.514cm" svg:height="1.193cm" svg:x="16.086cm" svg:y="7.407cm">
          <draw:text-box>
            <text:p><text:time style:data-style-name="T1" text:time-value="23:14:07.868958631">23:17:37</text:time></text:p>
          </draw:text-box>
        </draw:frame>
        <draw:frame draw:style-name="gr1" draw:text-style-name="P2" draw:layer="layout" svg:width="3.514cm" svg:height="1.193cm" svg:x="20.6cm" svg:y="7.4cm">
          <draw:text-box>
            <text:p><text:time style:data-style-name="T2" text:time-value="23:14:37.829421000">23:17</text:time></text:p>
          </draw:text-box>
        </draw:frame>
        <draw:frame draw:style-name="gr1" draw:text-style-name="P2" draw:layer="layout" svg:width="3.514cm" svg:height="1.193cm" svg:x="15.886cm" svg:y="12.4cm">
          <draw:text-box>
            <text:p><text:time style:data-style-name="T5" text:time-value="23:14:47.729543459">11:17 PM</text:time></text:p>
          </draw:text-box>
        </draw:frame>
        <draw:frame draw:style-name="gr1" draw:text-style-name="P2" draw:layer="layout" svg:width="4.045cm" svg:height="1.193cm" svg:x="20.421cm" svg:y="12.607cm">
          <draw:text-box>
            <text:p><text:time style:data-style-name="T6" text:time-value="23:14:59.947374218">11:17:37 PM</text:ti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semary Sebastian</meta:initial-creator>
    <meta:creation-date>2016-01-23T23:13:06.555210979</meta:creation-date>
    <dc:date>2016-01-23T23:17:36.822839420</dc:date>
    <dc:creator>Rosemary Sebastian</dc:creator>
    <meta:editing-duration>PT4M30S</meta:editing-duration>
    <meta:editing-cycles>1</meta:editing-cycles>
    <meta:document-statistic meta:object-count="32"/>
    <meta:generator>LibreOfficeDev/5.2.0.0.alpha0$Linux_X86_64 LibreOffice_project/828c9cc153b733d08559712c3ba08bbe9aa8caa2</meta:generator>
  </office:meta>
</office:document-meta>
</file>